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Times New Roman" officeooo:rsid="001f1ac3" officeooo:paragraph-rsid="001f1ac3"/>
    </style:style>
    <style:style style:name="P2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Times New Roman" fo:font-size="18pt" fo:font-weight="bold" officeooo:rsid="001c5b8b" officeooo:paragraph-rsid="001c5b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Times New Roman" officeooo:rsid="001c5b8b" officeooo:paragraph-rsid="001c5b8b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Times New Roman" fo:font-size="14pt" fo:font-weight="bold" officeooo:rsid="001c5b8b" officeooo:paragraph-rsid="001c5b8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cc6b3" officeooo:paragraph-rsid="001cc6b3"/>
    </style:style>
    <style:style style:name="P6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5612" officeooo:paragraph-rsid="001d5612"/>
    </style:style>
    <style:style style:name="P7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5612" officeooo:paragraph-rsid="001dd71c"/>
    </style:style>
    <style:style style:name="P8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d71c" officeooo:paragraph-rsid="001dd71c"/>
    </style:style>
    <style:style style:name="P9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fo:font-size="16pt" style:text-underline-style="solid" style:text-underline-width="auto" style:text-underline-color="font-color" fo:font-weight="bold" officeooo:rsid="001dd71c" officeooo:paragraph-rsid="001dd71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f1ac3" officeooo:paragraph-rsid="001f1ac3"/>
    </style:style>
    <style:style style:name="P11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f1ac3" officeooo:paragraph-rsid="00222aa3"/>
    </style:style>
    <style:style style:name="P12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222aa3" officeooo:paragraph-rsid="00222aa3"/>
    </style:style>
    <style:style style:name="P13" style:family="paragraph" style:parent-style-name="Standard">
      <style:paragraph-properties fo:margin-top="0.199cm" fo:margin-bottom="0.199cm" style:contextual-spacing="false" fo:text-align="justify" style:justify-single-word="false"/>
      <style:text-properties fo:color="#729fcf" loext:opacity="100%" style:font-name="Times New Roman" officeooo:rsid="001cc6b3" officeooo:paragraph-rsid="001cc6b3"/>
    </style:style>
    <style:style style:name="P14" style:family="paragraph" style:parent-style-name="Standard">
      <style:paragraph-properties fo:margin-top="0.199cm" fo:margin-bottom="0.199cm" style:contextual-spacing="false" fo:text-align="justify" style:justify-single-word="false"/>
      <style:text-properties fo:color="#00a933" loext:opacity="100%" style:font-name="Times New Roman" officeooo:rsid="001c5b8b" officeooo:paragraph-rsid="001c5b8b"/>
    </style:style>
    <style:style style:name="P15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fo:color="#00a933" loext:opacity="100%" style:font-name="Times New Roman" officeooo:rsid="00222aa3" officeooo:paragraph-rsid="00222aa3"/>
    </style:style>
    <style:style style:name="P16" style:family="paragraph" style:parent-style-name="Standard">
      <style:paragraph-properties fo:margin-top="0.199cm" fo:margin-bottom="0.199cm" style:contextual-spacing="false" fo:text-align="justify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1c5b8b" officeooo:paragraph-rsid="001c5b8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cc6b3" officeooo:paragraph-rsid="001cc6b3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d5612" officeooo:paragraph-rsid="001d5612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fo:color="#729fcf" loext:opacity="100%" style:font-name="Times New Roman" officeooo:rsid="001cc6b3" officeooo:paragraph-rsid="001cc6b3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1f1ac3" officeooo:paragraph-rsid="001f1ac3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202c1d" officeooo:paragraph-rsid="00202c1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1dd71c" officeooo:paragraph-rsid="001dd71c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a933" loext:opacity="100%" style:font-name="Times New Roman" officeooo:rsid="001f1ac3" officeooo:paragraph-rsid="001f1ac3"/>
    </style:style>
    <style:style style:name="P24" style:family="paragraph" style:parent-style-name="Standard">
      <style:paragraph-properties fo:margin-left="1.251cm" fo:margin-right="0cm" fo:margin-top="0.199cm" fo:margin-bottom="0.199cm" style:contextual-spacing="false" fo:text-align="justify" style:justify-single-word="false" fo:text-indent="0cm" style:auto-text-indent="false"/>
      <style:text-properties style:font-name="Times New Roman" officeooo:rsid="001cc6b3" officeooo:paragraph-rsid="001cc6b3"/>
    </style:style>
    <style:style style:name="P25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729fcf" loext:opacity="100%" style:font-name="Times New Roman" officeooo:rsid="001cc6b3" officeooo:paragraph-rsid="001cc6b3"/>
    </style:style>
    <style:style style:name="P26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text-underline-style="solid" style:text-underline-width="auto" style:text-underline-color="font-color" fo:font-weight="bold" officeooo:rsid="001cc6b3" officeooo:paragraph-rsid="001cc6b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729fcf" loext:opacity="100%" style:font-name="Times New Roman" officeooo:rsid="001cc6b3" officeooo:paragraph-rsid="001cc6b3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729fcf" loext:opacity="100%" style:font-name="Times New Roman" officeooo:rsid="001f1ac3" officeooo:paragraph-rsid="001f1ac3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729fcf" loext:opacity="100%" style:font-name="Times New Roman" officeooo:rsid="001f1ac3" officeooo:paragraph-rsid="00202c1d"/>
    </style:style>
    <style:style style:name="P30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202c1d" officeooo:paragraph-rsid="00222aa3"/>
    </style:style>
    <style:style style:name="P31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cc6b3" officeooo:paragraph-rsid="0025c461"/>
    </style:style>
    <style:style style:name="P32" style:family="paragraph" style:parent-style-name="Standard">
      <style:paragraph-properties fo:margin-top="0.199cm" fo:margin-bottom="0.199cm" style:contextual-spacing="false" fo:line-height="100%" fo:text-align="justify" style:justify-single-word="false" fo:break-before="page"/>
      <style:text-properties style:font-name="Times New Roman" officeooo:rsid="001cc6b3" officeooo:paragraph-rsid="0025c461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cc6b3" officeooo:paragraph-rsid="00256765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cc6b3" officeooo:paragraph-rsid="001cc6b3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256765" officeooo:paragraph-rsid="00256765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style:font-name="Times New Roman" officeooo:rsid="001cc6b3" officeooo:paragraph-rsid="002567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ac3" style:font-weight-asian="bold" style:font-weight-complex="bold"/>
    </style:style>
    <style:style style:name="T3" style:family="text">
      <style:text-properties officeooo:rsid="001cc6b3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officeooo:rsid="00202c1d"/>
    </style:style>
    <style:style style:name="T6" style:family="text">
      <style:text-properties fo:color="#729fcf" loext:opacity="100%" officeooo:rsid="00222aa3"/>
    </style:style>
    <style:style style:name="T7" style:family="text">
      <style:text-properties fo:color="#729fcf" loext:opacity="100%" officeooo:rsid="00256765"/>
    </style:style>
    <style:style style:name="T8" style:family="text">
      <style:text-properties style:text-underline-style="solid" style:text-underline-width="auto" style:text-underline-color="font-color" officeooo:rsid="001cc6b3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1d5612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1dd71c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222aa3" style:font-size-asian="14pt" style:font-weight-asian="bold" style:font-size-complex="14pt" style:font-weight-complex="bold"/>
    </style:style>
    <style:style style:name="T13" style:family="text">
      <style:text-properties officeooo:rsid="001d5612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officeooo:rsid="001dd71c" style:font-weight-asian="bold" style:font-weight-complex="bold"/>
    </style:style>
    <style:style style:name="T16" style:family="text">
      <style:text-properties fo:color="#000000" loext:opacity="100%" officeooo:rsid="00202c1d"/>
    </style:style>
    <style:style style:name="T17" style:family="text">
      <style:text-properties fo:color="#000000" loext:opacity="100%" officeooo:rsid="001f1ac3"/>
    </style:style>
    <style:style style:name="T18" style:family="text">
      <style:text-properties fo:color="#000000" loext:opacity="100%" officeooo:rsid="00222aa3"/>
    </style:style>
    <style:style style:name="T19" style:family="text">
      <style:text-properties officeooo:rsid="001dd71c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style:text-underline-style="none" officeooo:rsid="001dd71c"/>
    </style:style>
    <style:style style:name="T22" style:family="text">
      <style:text-properties fo:color="#00a933" loext:opacity="100%" officeooo:rsid="001f1ac3"/>
    </style:style>
    <style:style style:name="T23" style:family="text">
      <style:text-properties fo:color="#00a933" loext:opacity="100%" fo:font-weight="normal" officeooo:rsid="00202c1d" style:font-weight-asian="normal" style:font-weight-complex="normal"/>
    </style:style>
    <style:style style:name="T24" style:family="text">
      <style:text-properties fo:color="#00a933" loext:opacity="100%" officeooo:rsid="00222aa3"/>
    </style:style>
    <style:style style:name="T25" style:family="text">
      <style:text-properties fo:color="#00a933" loext:opacity="100%" officeooo:rsid="0023cfec"/>
    </style:style>
    <style:style style:name="T26" style:family="text">
      <style:text-properties fo:color="#00a933" loext:opacity="100%" officeooo:rsid="0025c461"/>
    </style:style>
    <style:style style:name="T27" style:family="text">
      <style:text-properties fo:color="#00a933" loext:opacity="100%" officeooo:rsid="00263d7c"/>
    </style:style>
    <style:style style:name="T28" style:family="text">
      <style:text-properties fo:color="#00a933" loext:opacity="100%" officeooo:rsid="0026b7ef"/>
    </style:style>
    <style:style style:name="T29" style:family="text">
      <style:text-properties style:text-underline-style="none" officeooo:rsid="001dd71c"/>
    </style:style>
    <style:style style:name="T30" style:family="text">
      <style:text-properties officeooo:rsid="001f1ac3"/>
    </style:style>
    <style:style style:name="T31" style:family="text">
      <style:text-properties style:text-line-through-style="none" style:text-line-through-type="none" fo:font-size="14pt" style:text-underline-style="solid" style:text-underline-width="auto" style:text-underline-color="font-color" fo:font-weight="bold" officeooo:rsid="001f1ac3" style:font-size-asian="14pt" style:font-weight-asian="bold" style:font-size-complex="14pt" style:font-weight-complex="bold"/>
    </style:style>
    <style:style style:name="T32" style:family="text">
      <style:text-properties officeooo:rsid="00202c1d"/>
    </style:style>
    <style:style style:name="T33" style:family="text">
      <style:text-properties fo:color="#ffbf00" loext:opacity="100%"/>
    </style:style>
    <style:style style:name="T34" style:family="text">
      <style:text-properties fo:color="#ffbf00" loext:opacity="100%" officeooo:rsid="00202c1d"/>
    </style:style>
    <style:style style:name="T35" style:family="text">
      <style:text-properties fo:color="#ffbf00" loext:opacity="100%" officeooo:rsid="001f1ac3"/>
    </style:style>
    <style:style style:name="T36" style:family="text">
      <style:text-properties fo:color="#2a6099" loext:opacity="100%" officeooo:rsid="001f1ac3"/>
    </style:style>
    <style:style style:name="T37" style:family="text">
      <style:text-properties officeooo:rsid="00222aa3"/>
    </style:style>
    <style:style style:name="T38" style:family="text">
      <style:text-properties officeooo:rsid="00256765"/>
    </style:style>
    <style:style style:name="T39" style:family="text">
      <style:text-properties fo:color="#127622" loext:opacity="100%" officeooo:rsid="00256765"/>
    </style:style>
    <style:style style:name="T40" style:family="text">
      <style:text-properties fo:color="#127622" loext:opacity="100%" officeooo:rsid="001dd71c"/>
    </style:style>
    <style:style style:name="T41" style:family="text">
      <style:text-properties fo:color="#3465a4" loext:opacity="100%"/>
    </style:style>
    <style:style style:name="T42" style:family="text">
      <style:text-properties officeooo:rsid="0025c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ementação do componente <text:span text:style-name="T25">e</text:span><text:span text:style-name="T20">scola-</text:span><text:span text:style-name="T25">form</text:span> no frontend</text:p>
      <text:p text:style-name="P4">Considerações iniciais</text:p>
      <text:p text:style-name="P3"><text:tab/>Esta versão do sistema tem apenas a entidade pessoa e, para mais detalhes sobre como implementar os componentes de uma nova entidade, acesse a documentação do projeto.</text:p>
      <text:p text:style-name="P3"><text:tab/>Esta versão do sistema utiliza o banco de dados <text:span text:style-name="T1">H2</text:span> que cria um arquivo de banco de dados no diretório home do sistema operacional. No windows, o diretório home deve ser algo como: </text:p>
      <text:p text:style-name="P14">C:\Users\{usuario}</text:p>
      <text:p text:style-name="P3"><text:tab/>Onde {usuario} corresponde ao seu nome de usuário.</text:p>
      <text:p text:style-name="P3"><text:tab/>As tabelas são criadas automaticamente após a primeira inicialização do servidor, isto é, com a inicialização do servidor, o spring boot é iniciado e, o mesmo, cria as tabelas na sua primeira inicialização.</text:p>
      <text:p text:style-name="P3"><text:tab/>Então vamos lá!</text:p>
      <text:p text:style-name="P4"/>
      <text:p text:style-name="P16">Criação d<text:span text:style-name="T19">o componente:</text:span><text:span text:style-name="T29"> </text:span><text:span text:style-name="T21">escola-form</text:span></text:p>
      <text:p text:style-name="P4"><text:tab/><text:span text:style-name="T8">Criação dos arquivos</text:span></text:p>
      <text:p text:style-name="P3"><text:tab/>Conforme a explicação contida na documentação crie os seguintes arquivos:</text:p>
      <text:p text:style-name="P14"><text:span text:style-name="T38">componentes/app/escola/form/</text:span>escola-form.html</text:p>
      <text:p text:style-name="P24">Insira nesse arquivo o seguinte conteúdo:</text:p>
      <text:p text:style-name="P25">&lt;div&gt;</text:p>
      <text:p text:style-name="P25"><text:tab/>&lt;h1&gt;Formulário de escolas&lt;/h1&gt;</text:p>
      <text:p text:style-name="P25"><text:tab/>&lt;div id=”mensagem-el”&gt;&lt;/div&gt;</text:p>
      <text:p text:style-name="P25">&lt;/div&gt;</text:p>
      <text:p text:style-name="P19"/>
      <text:p text:style-name="P14"><text:span text:style-name="T38">componentes/app</text:span>/escola/<text:span text:style-name="T38">form</text:span>/EscolaForm.js</text:p>
      <text:p text:style-name="P3"><text:tab/><text:span text:style-name="T3">Insira o seguinte conteúdo:</text:span></text:p>
      <text:p text:style-name="P25">class EscolaForm {</text:p>
      <text:p text:style-name="P25"><text:s text:c="6"/>onCarregado( jsObj, params ) {</text:p>
      <text:p text:style-name="P25"><text:s text:c="8"/><text:tab/>sistema.mostraMensagem( ‘mensagem-el’, ‘info’, ‘Pagina carregada com sucesso!’ );</text:p>
      <text:p text:style-name="P25"><text:s text:c="6"/>}</text:p>
      <text:p text:style-name="P25">}</text:p>
      <text:p text:style-name="P25"/>
      <text:p text:style-name="P26">Vinculação HTML <text:span text:style-name="T13">e</text:span> JS <text:span text:style-name="T13">do componente</text:span></text:p>
      <text:p text:style-name="P27"/>
      <text:p text:style-name="P3"><text:tab/><text:span text:style-name="T3">Configure no arquivo js/principal.js, a instanciação do objeto e a vinculação da página ao objeto instanciado.</text:span></text:p>
      <text:p text:style-name="P13">let escolaForm = new EscolaForm();</text:p>
      <text:p text:style-name="P17">let componentes = {</text:p>
      <text:p text:style-name="P17"><text:tab/><text:span text:style-name="T4">{ ‘escola-form’, { pagina : ‘</text:span><text:span text:style-name="T7">componentes/app/escola/form</text:span><text:span text:style-name="T4">/escola-form.html’, jsObj : escolaForm }</text:span></text:p>
      <text:p text:style-name="P17">}</text:p>
      <text:p text:style-name="P17"/>
      <text:p text:style-name="P17"><text:tab/><text:span text:style-name="T9">Adição do script JS criado ao index.html</text:span></text:p>
      <text:p text:style-name="P17"/>
      <text:p text:style-name="P17"><text:tab/>Após isto, adicione o script criado ao arquivo index.html. Isto é, antes do script principal.js mas após os demais.</text:p>
      <text:p text:style-name="P17"/>
      <text:p text:style-name="P17">&lt;head&gt;</text:p>
      <text:p text:style-name="P17"><text:tab/>...</text:p>
      <text:p text:style-name="P17"><text:tab/><text:span text:style-name="T4">&lt;script src=”</text:span><text:span text:style-name="T7">componentes/app/escola/form</text:span><text:span text:style-name="T4">/EscolaForm.js”&gt;&lt;/script&gt;</text:span></text:p>
      <text:p text:style-name="P17">&lt;/head&gt;</text:p>
      <text:p text:style-name="P17"/>
      <text:p text:style-name="P33"><text:tab/></text:p>
      <text:p text:style-name="P36"><text:span text:style-name="T10">Alteração da página inicial</text:span></text:p>
      <text:p text:style-name="P17"/>
      <text:p text:style-name="P17"><text:tab/><text:span text:style-name="T13">Para especificar qual página deve ser carregada junto com a página index, altere o arquivo </text:span><text:span text:style-name="T39">componentes/app/layout/AppLayout.js</text:span><text:span text:style-name="T38"> </text:span><text:span text:style-name="T13">conforme abaixo:</text:span></text:p>
      <text:p text:style-name="P17"/>
      <text:p text:style-name="P35">onCarregado( jsObj, params ) {</text:p>
      <text:p text:style-name="P35"><text:tab/>…</text:p>
      <text:p text:style-name="P35"><text:tab/><text:span text:style-name="T41">sistema.carregaPagina( ‘escola-form’ );</text:span></text:p>
      <text:p text:style-name="P35">}</text:p>
      <text:p text:style-name="P6"><text:tab/><text:span text:style-name="T11">Rodando o projeto</text:span></text:p>
      <text:p text:style-name="P7"><text:tab/><text:span text:style-name="T19">Para testar o que já foi feito até aqui, basta executar o servidor e digitar </text:span><text:span text:style-name="T40">localhost:8080</text:span><text:span text:style-name="T19"> no navegador. </text:span></text:p>
      <text:p text:style-name="P7"><text:span text:style-name="T19"><text:tab/>Se houver algum problema na exibição da página, utilize o </text:span><text:span text:style-name="T15">console de execução do javascript</text:span><text:span text:style-name="T19"> para informação sobre o erro e tente consertá-lo revisando o conteúdo explicado até aqui.</text:span></text:p>
      <text:p text:style-name="P8"><text:tab/>Após tudo funcionando, podemos alterar o componente de nome: <text:span text:style-name="T20">escola-tela</text:span>.</text:p>
      <text:p text:style-name="P8"/>
      <text:p text:style-name="P9">Alterando o componente criado</text:p>
      <text:p text:style-name="P8"><text:tab/><text:span text:style-name="T30">Após criado o componente, adicione no arquivo </text:span><text:span text:style-name="T31">escola-form.html</text:span><text:span text:style-name="T30"> criado o seguinte conteúdo:</text:span></text:p>
      <text:p text:style-name="P22">&lt;<text:span text:style-name="T30">form </text:span><text:span text:style-name="T22">name</text:span><text:span text:style-name="T30">=</text:span><text:span text:style-name="T17">”escola_form”</text:span><text:span text:style-name="T30">&gt;</text:span></text:p>
      <text:p text:style-name="P22"><text:tab/>&lt;<text:span text:style-name="T30">label </text:span><text:span text:style-name="T22">for</text:span><text:span text:style-name="T30">=</text:span><text:span text:style-name="T17">”n</text:span><text:span text:style-name="T18">o</text:span><text:span text:style-name="T17">me”</text:span><text:span text:style-name="T30">&gt;</text:span><text:span text:style-name="T35">Nome:</text:span><text:span text:style-name="T30">&lt;/label&gt;</text:span></text:p>
      <text:p text:style-name="P22"><text:tab/>&lt;<text:span text:style-name="T30">br /&gt;</text:span></text:p>
      <text:p text:style-name="P22"><text:tab/>&lt;<text:span text:style-name="T30">input </text:span><text:span text:style-name="T22">type</text:span><text:span text:style-name="T30">=”</text:span><text:span text:style-name="T35">text</text:span><text:span text:style-name="T30">” </text:span><text:span text:style-name="T22">name</text:span><text:span text:style-name="T30">=</text:span><text:span text:style-name="T17">”nome”</text:span><text:span text:style-name="T30"> /&gt;</text:span></text:p>
      <text:p text:style-name="P22"><text:tab/>&lt;<text:span text:style-name="T30">br /&gt;</text:span></text:p>
      <text:p text:style-name="P22"><text:tab/>&lt;<text:span text:style-name="T30">input </text:span><text:span text:style-name="T22">type</text:span><text:span text:style-name="T30">=”</text:span><text:span text:style-name="T35">submit</text:span><text:span text:style-name="T30">” </text:span><text:span text:style-name="T22">value</text:span><text:span text:style-name="T30">=”</text:span><text:span text:style-name="T35">Salvar</text:span><text:span text:style-name="T30">” </text:span><text:span text:style-name="T22">onclick</text:span><text:span text:style-name="T30">=</text:span><text:span text:style-name="T17">”escolaForm.salvar()”</text:span><text:span text:style-name="T30"> /&gt;</text:span></text:p>
      <text:p text:style-name="P22">&lt;/<text:span text:style-name="T30">form&gt;</text:span></text:p>
      <text:p text:style-name="P5"><text:tab/><text:span text:style-name="T30">Agora acesse o </text:span><text:span text:style-name="T2">swagger</text:span><text:span text:style-name="T30"> através da seguinte url: </text:span><text:a xlink:type="simple" xlink:href="http://localhost:8080/swagger-ui.html" text:style-name="Internet_20_link" text:visited-style-name="Visited_20_Internet_20_Link"><text:span text:style-name="T36">http://localhost:8080/swagger-ui</text:span></text:a></text:p>
      <text:p text:style-name="P5"><text:tab/><text:span text:style-name="T30">Procure pelo endpoint: registraEscola e verifique o método e url do endpoint e, após isto, verifique também o formato do corpo da requisição em: </text:span><text:span text:style-name="T22">Request Body</text:span><text:span text:style-name="T30">.</text:span></text:p>
      <text:p text:style-name="P31"><text:tab/></text:p>
      <text:p text:style-name="P32"><text:span text:style-name="T30"><text:tab/>Agora que você já sabe como utilizar o serviço de cadastro, adicione a classe </text:span><text:span text:style-name="T22">EscolaForm</text:span><text:span text:style-name="T30"> o método salvar, conforme definido no atributo </text:span><text:span text:style-name="T22">onclick</text:span><text:span text:style-name="T30"> do botão salvar no formulário </text:span><text:span text:style-name="T2">HTML</text:span><text:span text:style-name="T30">. </text:span><text:span text:style-name="T32">Implemente também a função </text:span><text:span text:style-name="T23">limpaForm</text:span><text:span text:style-name="T32"> que deve ser chamada em caso de sucesso no registro.</text:span></text:p>
      <text:p text:style-name="P23"><text:span text:style-name="T6">s</text:span><text:span text:style-name="T4">alvar() {</text:span></text:p>
      <text:p text:style-name="P23"><text:span text:style-name="T4"><text:tab/></text:span><text:span text:style-name="T32">let</text:span><text:span text:style-name="T5"> </text:span><text:span text:style-name="T34">instance</text:span><text:span text:style-name="T5"> = </text:span><text:span text:style-name="T16">this</text:span><text:span text:style-name="T5">;</text:span></text:p>
      <text:p text:style-name="P28"><text:tab/><text:span text:style-name="T42">sistema.</text:span><text:span text:style-name="T20">ajax</text:span>( <text:span text:style-name="T14">‘POST’, ‘/escola/registra’</text:span>, {</text:p>
      <text:p text:style-name="P28"><text:tab/> <text:s text:c="5"/><text:span text:style-name="T20">cabecalho</text:span><text:span text:style-name="T26">s</text:span> : {</text:p>
      <text:p text:style-name="P28"><text:tab/><text:tab/>‘Content-Type’ : <text:span text:style-name="T14">‘application/json; charset=UTF-8’</text:span></text:p>
      <text:p text:style-name="P28"><text:tab/> <text:s text:c="5"/>},</text:p>
      <text:p text:style-name="P28"><text:tab/> <text:s text:c="5"/><text:span text:style-name="T20">corpo</text:span> : <text:span text:style-name="T33">JSON</text:span>.stringify( {</text:p>
      <text:p text:style-name="P28"><text:tab/> <text:s text:c="17"/>nome : <text:span text:style-name="T14">document.escola_form.nome.value</text:span></text:p>
      <text:p text:style-name="P28"><text:tab/> <text:s text:c="5"/>} ),</text:p>
      <text:p text:style-name="P28"><text:tab/> <text:s text:c="5"/><text:span text:style-name="T20">sucesso</text:span> : function( resposta ) {</text:p>
      <text:p text:style-name="P28"><text:tab/><text:tab/><text:span text:style-name="T34">instance</text:span><text:span text:style-name="T32">.limpaForm();</text:span></text:p>
      <text:p text:style-name="P28"><text:tab/> <text:s/><text:tab/><text:span text:style-name="T34">sistema</text:span><text:span text:style-name="T32">.mostraMensagem( </text:span><text:span text:style-name="T16">‘mensagem-el’, ‘info’, ‘Escola salva!’</text:span><text:span text:style-name="T32"> );</text:span></text:p>
      <text:p text:style-name="P28"><text:tab/> <text:s text:c="5"/>},</text:p>
      <text:p text:style-name="P28"><text:tab/> <text:s text:c="5"/><text:span text:style-name="T20">erro</text:span> : function( msg ) {</text:p>
      <text:p text:style-name="P29"><text:tab/><text:tab/><text:span text:style-name="T34">sistema</text:span><text:span text:style-name="T32">.mostraMensagem( </text:span><text:span text:style-name="T16">‘mensagem-el’, ‘erro’, msg</text:span><text:span text:style-name="T32"> );</text:span></text:p>
      <text:p text:style-name="P28"><text:tab/> <text:s text:c="5"/>}</text:p>
      <text:p text:style-name="P28"><text:tab/>} );</text:p>
      <text:p text:style-name="P20">}</text:p>
      <text:p text:style-name="P21">limpaForm() {</text:p>
      <text:p text:style-name="P21"><text:tab/><text:span text:style-name="T14">document.escola_form.nome.value</text:span> = <text:span text:style-name="T14">“”</text:span>;</text:p>
      <text:p text:style-name="P21">}</text:p>
      <text:p text:style-name="P11"><text:tab/></text:p>
      <text:p text:style-name="P30"><text:tab/>Feitas estas alterações, você já pode recarregar a página para visualizar o formulário HTML de registro de escolas.</text:p>
      <text:p text:style-name="P10"><text:tab/><text:span text:style-name="T12">Acessando o console do H2</text:span></text:p>
      <text:p text:style-name="P10"><text:tab/><text:span text:style-name="T32">Faça alguns cadastros </text:span><text:span text:style-name="T37">no formulário de escolas criado</text:span><text:span text:style-name="T32"> e, após isto, acesse o console do banco de dados H2 no navegador WEB conforme abaixo:</text:span></text:p>
      <text:p text:style-name="P10"><text:tab/><text:a xlink:type="simple" xlink:href="http://localhost:8080/h2-console" text:style-name="Internet_20_link" text:visited-style-name="Visited_20_Internet_20_Link"><text:span text:style-name="T32">http://localhost:8080/h2-console</text:span></text:a></text:p>
      <text:p text:style-name="P10"><text:tab/><text:span text:style-name="T37">Entre com os dados:</text:span></text:p>
      <text:p text:style-name="P1"><text:tab/><text:tab/><text:span text:style-name="T37">url:</text:span><text:span text:style-name="T6"> </text:span><text:span text:style-name="T24">jdbc:h2:file:~/s</text:span><text:span text:style-name="T27">is</text:span><text:span text:style-name="T24">escolar</text:span></text:p>
      <text:p text:style-name="P1"><text:tab/><text:tab/><text:span text:style-name="T37">username: </text:span><text:span text:style-name="T24">sa</text:span></text:p>
      <text:p text:style-name="P1"><text:tab/><text:tab/><text:span text:style-name="T37">password:</text:span></text:p>
      <text:p text:style-name="P12"><text:tab/>Após informar os dados acima e clicar em <text:span text:style-name="T20">connect</text:span>, você pode visualizar as tabelas criadas para o banco de dados <text:span text:style-name="T20">s</text:span><text:span text:style-name="T28">is</text:span><text:span text:style-name="T20">escolar</text:span>. São elas: <text:span text:style-name="T20">PESSOA</text:span> e <text:span text:style-name="T20">ESCOLA</text:span>.</text:p>
      <text:p text:style-name="P12"><text:tab/>Agora, execute um select para verificar se os registros através do formulário de escolas realmente foram feitos no banco de dados. Escreva um simples select conforme abaixo:</text:p>
      <text:p text:style-name="P15">select * from escola;</text:p>
      <text:p text:style-name="P12"><text:tab/>Com a execução dessa instrução SQL, o console deve lhe mostrar as escolas que você registr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6:39:05.901000000</meta:creation-date>
    <dc:date>2021-10-15T17:48:01.733000000</dc:date>
    <meta:editing-duration>PT8M4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94" meta:word-count="637" meta:character-count="4576" meta:non-whitespace-character-count="3869"/>
  </office:meta>
</office:document-meta>
</file>